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9bc6" officeooo:paragraph-rsid="001e9bc6"/>
    </style:style>
    <style:style style:name="P2" style:family="paragraph" style:parent-style-name="Standard">
      <style:text-properties fo:font-size="16pt" officeooo:rsid="001e9bc6" officeooo:paragraph-rsid="001e9bc6" style:font-size-asian="16pt" style:font-size-complex="16pt"/>
    </style:style>
    <style:style style:name="P3" style:family="paragraph" style:parent-style-name="Standard">
      <style:text-properties fo:font-size="16pt" fo:font-weight="normal" officeooo:rsid="001cd0e1" officeooo:paragraph-rsid="001cd0e1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e9bc6" officeooo:paragraph-rsid="001e9bc6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5pt" fo:font-weight="normal" officeooo:rsid="001cd0e1" officeooo:paragraph-rsid="001cd0e1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weight="normal" officeooo:rsid="001cd0e1" officeooo:paragraph-rsid="001cd0e1" style:font-weight-asian="normal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/集合中可以存储任意的数据类型，实际情况都是在集合中存一种数据类型，我们可以通过泛型来指定数据类型</text:p>
      <text:p text:style-name="P6"><text:tab/><text:tab/><text:span text:style-name="T2">Collection&lt;String&gt; sc=new ArrayList&lt;String&gt;();</text:span></text:p>
      <text:p text:style-name="P5"><text:tab/><text:tab/>sc.add("赵云");</text:p>
      <text:p text:style-name="P5"><text:tab/><text:tab/>//指定集合中添加指定对象</text:p>
      <text:p text:style-name="P5"><text:tab/><text:tab/>Collection&lt;Student&gt; sc1=new ArrayList&lt;Student&gt;();</text:p>
      <text:p text:style-name="P5"><text:tab/><text:tab/>sc1.add(new Student(1,"子龙",1,new Date()));</text:p>
      <text:p text:style-name="P5"><text:tab/><text:tab/></text:p>
      <text:p text:style-name="P5"><text:tab/><text:tab/>Collection&lt;Student&gt; sc2=new ArrayList&lt;Student&gt;();</text:p>
      <text:p text:style-name="P5"><text:tab/><text:tab/>sc2.add(new Student(2,"关羽",2,new Date()));</text:p>
      <text:p text:style-name="P5"><text:tab/><text:tab/>sc1.addAll(sc2);</text:p>
      <text:p text:style-name="P5"><text:tab/><text:tab/>//定义指定泛型可以在该泛型中可以添加继承类的泛型</text:p>
      <text:p text:style-name="P5"><text:tab/><text:tab/>Collection&lt;Xstudent&gt; sc3=new ArrayList&lt;Xstudent&gt;();</text:p>
      <text:p text:style-name="P5"><text:tab/><text:tab/>Xstudent xs=new Xstudent();</text:p>
      <text:p text:style-name="P5"><text:tab/><text:tab/>xs.setMonay(12);</text:p>
      <text:p text:style-name="P5"><text:tab/><text:tab/>xs.setName("小伙");</text:p>
      <text:p text:style-name="P5"><text:tab/><text:tab/>xs.setId(3);</text:p>
      <text:p text:style-name="P5"><text:tab/><text:tab/>xs.setGender(1);</text:p>
      <text:p text:style-name="P5"><text:tab/><text:tab/>xs.setDay(new Date());</text:p>
      <text:p text:style-name="P5"><text:tab/><text:tab/>sc2.addAll(sc3);</text:p>
      <text:p text:style-name="P5"><text:tab/><text:tab/>System.out.println(sc2);</text:p>
      <text:p text:style-name="P3"><text:tab/><text:tab/></text:p>
      <text:p text:style-name="P4">//通过自定义泛型可以自己定义泛型来接收</text:p>
      <text:p text:style-name="P4">public class FinxinDemo &lt;T&gt;{//定义泛型类</text:p>
      <text:p text:style-name="P4"><text:s text:c="7"/>private T[] arr;//定义泛型变量</text:p>
      <text:p text:style-name="P2"/>
      <text:p text:style-name="P1"><text:tab/>public T[] getArr() {</text:p>
      <text:p text:style-name="P1"><text:tab/><text:tab/>return arr;</text:p>
      <text:p text:style-name="P1"><text:tab/>}</text:p>
      <text:p text:style-name="P1"/>
      <text:p text:style-name="P1"><text:tab/>public void setArr(T[] arr) {</text:p>
      <text:p text:style-name="P1"><text:tab/><text:tab/>this.arr = arr;</text:p>
      <text:p text:style-name="P1"><text:tab/>}</text:p>
      <text:p text:style-name="P1"><text:s text:c="7"/>public T getByIndex(int index){</text:p>
      <text:p text:style-name="P1"><text:tab/><text:tab/>return arr[index];</text:p>
      <text:p text:style-name="P1">//实例化一个对象来实现泛型</text:p>
      <text:p text:style-name="P1"><text:tab/><text:tab/>FinxinDemo&lt;String&gt; gt=new FinxinDemo&lt;String&gt;();</text:p>
      <text:p text:style-name="P1"><text:s text:c="4"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27S</meta:editing-duration>
    <meta:editing-cycles>6</meta:editing-cycles>
    <meta:generator>LibreOffice/5.3.0.3$Windows_X86_64 LibreOffice_project/7074905676c47b82bbcfbea1aeefc84afe1c50e1</meta:generator>
    <dc:date>2018-08-20T11:29:14.690000000</dc:date>
    <meta:document-statistic meta:table-count="0" meta:image-count="0" meta:object-count="0" meta:page-count="1" meta:paragraph-count="35" meta:word-count="203" meta:character-count="886" meta:non-whitespace-character-count="777"/>
    <meta:user-defined meta:name="Info 1"/>
    <meta:user-defined meta:name="Info 2"/>
    <meta:user-defined meta:name="Info 3"/>
    <meta:user-defined meta:name="Info 4"/>
  </office:meta>
</office:document-meta>
</file>